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TIERREZ MASIAS, MAUR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24649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73641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ZAGACETA MACUYAMA, PAULO ALEXAND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023040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UTIERREZ MASIAS, MAUR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224649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392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3/09/2021</text:p>
          </table:table-cell>
          <table:table-cell table:style-name="Tabla2.A2" office:value-type="string">
            <text:p text:style-name="P9">48099905</text:p>
          </table:table-cell>
          <table:table-cell table:style-name="Tabla2.A2" office:value-type="string">
            <text:p text:style-name="P9">392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NDUAVIC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3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4T00:40:1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